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4.045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Query1">
      <style:table-properties table:display="true" style:writing-mode="lr-tb"/>
    </style: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d0d7e5" style:direction="ltr" fo:border-right="0.74pt solid #d0d7e5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0d7e5" style:direction="ltr" fo:border-right="0.74pt solid #d0d7e5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ry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LEH</text:p>
          </table:table-cell>
          <table:table-cell table:style-name="ce1" office:value-type="string" calcext:value-type="string">
            <text:p>CMS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39V1247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04V1087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97V104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39V0855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38V0687</text:p>
          </table:table-cell>
          <table:table-cell table:style-name="ce2" office:value-type="string" calcext:value-type="string">
            <text:p>ARJ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74V049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72V047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71V048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70V049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80V021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58V024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10V140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07V143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23V143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22V1434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26V144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30V1454</text:p>
          </table:table-cell>
          <table:table-cell table:style-name="ce2" office:value-type="string" calcext:value-type="string">
            <text:p>ARJ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31V1457</text:p>
          </table:table-cell>
          <table:table-cell table:style-name="ce2" office:value-type="string" calcext:value-type="string">
            <text:p>ARJB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50V149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52V150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78V043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48V125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43V125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60V129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59V129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69V131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81V133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83V134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97V137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08V139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20V0814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18V056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51V0674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55V0717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62V130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53V0688</text:p>
          </table:table-cell>
          <table:table-cell table:style-name="ce2" office:value-type="string" calcext:value-type="string">
            <text:p>ARJ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42V068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49V068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957V195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54V244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70V097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74V096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60V090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87V101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57V039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169V022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37V019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90V029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43V020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22V021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19V055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25V058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440V0634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651V127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36V1767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36V176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36V176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55V228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92V2163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86V234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01V218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40V209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45V2101</text:p>
          </table:table-cell>
          <table:table-cell table:style-name="ce2" office:value-type="string" calcext:value-type="string">
            <text:p>ARJ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55V2114</text:p>
          </table:table-cell>
          <table:table-cell table:style-name="ce2" office:value-type="string" calcext:value-type="string">
            <text:p>ARJB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20V221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34V241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75V2489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69V248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270V2307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98V1827</text:p>
          </table:table-cell>
          <table:table-cell table:style-name="ce2" office:value-type="string" calcext:value-type="string">
            <text:p>ARJB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03V235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82V249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49V2437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29V240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81V2142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07V2190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22V221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20V206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00V2367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53V244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42V242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38V208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267V247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39V2246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192V2364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54V211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S1250V243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537V086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90V162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98V163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01V1638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91V162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71V180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54V150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73V1561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11V1585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81V1588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782V159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06V165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07V1659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862V175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58V0455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335V0323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905V1840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911V1856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919V1883</text:p>
          </table:table-cell>
          <table:table-cell table:style-name="ce2" office:value-type="string" calcext:value-type="string">
            <text:p>ARJ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0902V1837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21V2062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S1022V2064</text:p>
          </table:table-cell>
          <table:table-cell table:style-name="ce2" office:value-type="string" calcext:value-type="string">
            <text:p>ARJ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7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>
            <text:p>ZW87V003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0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8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0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0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8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2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2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0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4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3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6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3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5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9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6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3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3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5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5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5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6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3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3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3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7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2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9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3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7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8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4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0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04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0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0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1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2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0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09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91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9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1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0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0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75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2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36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38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4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37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4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242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120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ZW87V0023</text:p>
          </table:table-cell>
          <table:table-cell table:style-name="ce4" office:value-type="string" calcext:value-type="string">
            <text:p>Zwoll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78V2299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16V0796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25V3519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35V1966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52V1206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52V1108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66V3658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21V2817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98V3314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45V2614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70V1387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27V1341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10V3677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21V2976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05V1171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05V0684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527V1493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52V3236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45V3675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32V0561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64V1284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17V0306</text:p>
          </table:table-cell>
          <table:table-cell table:style-name="ce4" office:value-type="string" calcext:value-type="string">
            <text:p>Eind_IN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08V3536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18V0981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69V2538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99V3381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20V2150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01V3306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71V2876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80V2762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73V2885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75V1911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93V3463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48V2287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45V2593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12V3105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85V1886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528V2027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31V1603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74V2332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36V3817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41V2165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54V1689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43V2834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76V1212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64V2600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17V2828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65V2038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50V3088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60V0481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764V3079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46V1223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58V2766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89V2756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63V1430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71V2040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76V3421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17V3733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17V3095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118V2108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270V2264</text:p>
          </table:table-cell>
          <table:table-cell table:style-name="ce4" office:value-type="string" calcext:value-type="string">
            <text:p>Eind_OUT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EHV070V3864</text:p>
          </table:table-cell>
          <table:table-cell table:style-name="ce4" office:value-type="string" calcext:value-type="string">
            <text:p>Eind_OUT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32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Query1.$A$1" table:cell-range-address="$Query1.$D$1:.$D$259"/>
        </table:named-expressions>
      </table:table>
      <table:named-expressions/>
      <table:database-ranges>
        <table:database-range table:name="__Anonymous_Sheet_DB__0" table:target-range-address="Query1.D1:Query1.D25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09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0P0"/>
    </number:number-style>
    <number:date-style style:name="N111">
      <number:day/>
      <number:text>-</number:text>
      <number:month/>
      <number:text>-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5P2" style:volatile="true">
      <number:text> €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ry1" style:display-name="PageStyle_Query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ia</meta:initial-creator>
    <dc:creator>Maia</dc:creator>
    <meta:creation-date>2021-08-18T09:24:44</meta:creation-date>
    <dc:date>2021-08-18T15:09:30</dc:date>
    <meta:generator>LibreOffice/7.1.5.2$Windows_X86_64 LibreOffice_project/85f04e9f809797b8199d13c421bd8a2b025d52b5</meta:generator>
    <meta:document-statistic meta:table-count="1" meta:cell-count="2040" meta:object-count="0"/>
    <meta:user-defined meta:name="AppVersion">16.0300</meta:user-defined>
    <meta:user-defined meta:name="Company">Microsoft</meta:user-defined>
  </office:meta>
</office:document-meta>
</file>